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04e72"/>
    </style:style>
    <style:style style:name="P2" style:family="paragraph" style:parent-style-name="Text_20_body">
      <style:text-properties officeooo:paragraph-rsid="0001d13e"/>
    </style:style>
    <style:style style:name="T1" style:family="text">
      <style:text-properties officeooo:rsid="00004e72"/>
    </style:style>
    <style:style style:name="T2" style:family="text">
      <style:text-properties officeooo:rsid="0001d1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ticle 2</text:p>
      <text:h text:style-name="Heading_20_1" text:outline-level="1">Concise Review: Role of BMI1, a Stem Cell Factor, in Cancer Recurrence and Chemoresistance: Preclinical and Clinical Evidences</text:h>
      <text:p text:style-name="P1">→<text:span text:style-name="T1"> « The proliferation of leukemic stem cells (LSCs) in a mouse model of AML was reported to be promoted by Bmi1 [13]</text:span></text:p>
      <text:p text:style-name="P2">→<text:span text:style-name="T2"> « BMI1 has been reported to be associated with the protection of tumor cells from apoptosis (Fig. 1B) »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5:44:26.031121888</meta:creation-date>
    <dc:date>2016-11-16T16:04:33.603725798</dc:date>
    <meta:editing-duration>PT9M57S</meta:editing-duration>
    <meta:editing-cycles>1</meta:editing-cycles>
    <meta:document-statistic meta:table-count="0" meta:image-count="0" meta:object-count="0" meta:page-count="1" meta:paragraph-count="4" meta:word-count="63" meta:character-count="357" meta:non-whitespace-character-count="297"/>
    <meta:generator>LibreOffice/5.1.4.2$Linux_X86_64 LibreOffice_project/10m0$Build-2</meta:generator>
  </office:meta>
</office:document-meta>
</file>